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8733" officeooo:paragraph-rsid="00048733"/>
    </style:style>
    <style:style style:name="P2" style:family="paragraph" style:parent-style-name="Standard">
      <style:text-properties officeooo:rsid="0005622e" officeooo:paragraph-rsid="0005622e"/>
    </style:style>
    <style:style style:name="P3" style:family="paragraph" style:parent-style-name="Standard">
      <style:text-properties officeooo:rsid="00072874" officeooo:paragraph-rsid="00072874"/>
    </style:style>
    <style:style style:name="P4" style:family="paragraph" style:parent-style-name="Standard">
      <style:text-properties fo:font-weight="bold" officeooo:rsid="00072874" officeooo:paragraph-rsid="00072874" style:font-weight-asian="bold" style:font-weight-complex="bold"/>
    </style:style>
    <style:style style:name="P5" style:family="paragraph" style:parent-style-name="Standard">
      <style:text-properties fo:font-weight="bold" officeooo:rsid="0008316d" officeooo:paragraph-rsid="0008316d" style:font-weight-asian="bold" style:font-weight-complex="bold"/>
    </style:style>
    <style:style style:name="P6" style:family="paragraph" style:parent-style-name="Standard">
      <style:text-properties fo:font-weight="bold" officeooo:rsid="000aedf4" officeooo:paragraph-rsid="000aedf4" style:font-weight-asian="bold" style:font-weight-complex="bold"/>
    </style:style>
    <style:style style:name="P7" style:family="paragraph" style:parent-style-name="Standard">
      <style:text-properties officeooo:rsid="0008dfae" officeooo:paragraph-rsid="0008dfae"/>
    </style:style>
    <style:style style:name="P8" style:family="paragraph" style:parent-style-name="Standard">
      <style:text-properties officeooo:rsid="000a5528" officeooo:paragraph-rsid="000a5528"/>
    </style:style>
    <style:style style:name="P9" style:family="paragraph" style:parent-style-name="Standard">
      <style:text-properties officeooo:rsid="000c8e56" officeooo:paragraph-rsid="000c8e56"/>
    </style:style>
    <style:style style:name="P10" style:family="paragraph" style:parent-style-name="Standard">
      <style:text-properties officeooo:rsid="000d3b24" officeooo:paragraph-rsid="000d3b24"/>
    </style:style>
    <style:style style:name="P11" style:family="paragraph" style:parent-style-name="Standard">
      <style:text-properties fo:font-weight="bold" officeooo:rsid="000d3b24" officeooo:paragraph-rsid="000d3b24" style:font-weight-asian="bold" style:font-weight-complex="bold"/>
    </style:style>
    <style:style style:name="P12" style:family="paragraph" style:parent-style-name="Standard">
      <style:text-properties fo:font-weight="bold" officeooo:rsid="000e4732" officeooo:paragraph-rsid="000e4732" style:font-weight-asian="bold" style:font-weight-complex="bold"/>
    </style:style>
    <style:style style:name="P13" style:family="paragraph" style:parent-style-name="Standard">
      <style:text-properties officeooo:rsid="000dcf2c" officeooo:paragraph-rsid="000dcf2c"/>
    </style:style>
    <style:style style:name="P14" style:family="paragraph" style:parent-style-name="Standard">
      <style:text-properties officeooo:rsid="000e2d60" officeooo:paragraph-rsid="000e2d60"/>
    </style:style>
    <style:style style:name="P15" style:family="paragraph" style:parent-style-name="Standard">
      <style:text-properties fo:font-weight="normal" officeooo:rsid="000e4732" officeooo:paragraph-rsid="000e4732" style:font-weight-asian="normal" style:font-weight-complex="normal"/>
    </style:style>
    <style:style style:name="P16" style:family="paragraph" style:parent-style-name="Standard">
      <style:text-properties officeooo:rsid="000ec2bb" officeooo:paragraph-rsid="000ec2bb"/>
    </style:style>
    <style:style style:name="P17" style:family="paragraph" style:parent-style-name="Standard">
      <style:text-properties officeooo:rsid="000c8e56" officeooo:paragraph-rsid="000c8e56"/>
    </style:style>
    <style:style style:name="P18" style:family="paragraph" style:parent-style-name="Standard">
      <style:text-properties officeooo:rsid="000fe928" officeooo:paragraph-rsid="000fe9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https://flutter.io/docs/get-started/install/linux</text:p>
      <text:p text:style-name="P4"/>
      <text:p text:style-name="P4">Flutter</text:p>
      <text:p text:style-name="P1">Bajar e instalar Flutter.</text:p>
      <text:p text:style-name="P3">(agregar el bin al path). </text:p>
      <text:p text:style-name="P3">“flutter doctor -v” para ver las cosas pendientes.</text:p>
      <text:p text:style-name="P1"/>
      <text:p text:style-name="P5">Android Studio</text:p>
      <text:p text:style-name="P2">Bajar e instalar Android Studio con el default setting.</text:p>
      <text:p text:style-name="P7">Crear un proyecto nuevo. Esperar a que baje todo lo del Gradle.</text:p>
      <text:p text:style-name="P8">Tools → AVD Manager → Create New Device.</text:p>
      <text:p text:style-name="P9">Crear un device y ponerse a bajar el SDK, podría tardar bastante.</text:p>
      <text:p text:style-name="P9"/>
      <text:p text:style-name="P18">PENDIENTE: crear un device y ponerle Hardware graphics.</text:p>
      <text:p text:style-name="P9"/>
      <text:p text:style-name="P9"/>
      <text:p text:style-name="P11">Back to Flutter</text:p>
      <text:p text:style-name="P10"/>
      <text:p text:style-name="P10">flutter create &lt;name_of_app&gt;</text:p>
      <text:p text:style-name="P13">cd &lt;app_dir&gt;</text:p>
      <text:p text:style-name="P14">(correr el emulador del device)</text:p>
      <text:p text:style-name="P13">flutter run</text:p>
      <text:p text:style-name="P13"/>
      <text:p text:style-name="P16">(apretar “r” para recargar y hot-reload, “R” para hacer lo mismo pero reseteando el estado)</text:p>
      <text:p text:style-name="P13"/>
      <text:p text:style-name="P12">Visual Studio Code</text:p>
      <text:p text:style-name="P12"/>
      <text:p text:style-name="P15">Install Flutter extension y luego reload.</text:p>
      <text:p text:style-name="P15"/>
      <text:p text:style-name="P15"/>
      <text:p text:style-name="P8"/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8-12-27T23:23:04.144855146</meta:creation-date>
    <meta:generator>LibreOffice/4.2.8.2$Linux_X86_64 LibreOffice_project/420m0$Build-2</meta:generator>
    <dc:date>2018-12-27T23:58:20.296081245</dc:date>
    <dc:creator>lbali </dc:creator>
    <meta:editing-duration>PT24M28S</meta:editing-duration>
    <meta:editing-cycles>14</meta:editing-cycles>
    <meta:document-statistic meta:table-count="0" meta:image-count="0" meta:object-count="0" meta:page-count="1" meta:paragraph-count="19" meta:word-count="109" meta:character-count="696" meta:non-whitespace-character-count="605"/>
  </office:meta>
</office:document-meta>
</file>